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747cm"/>
    </style:style>
    <style:style style:name="gr2" style:family="graphic" style:parent-style-name="objectwithoutfill">
      <style:graphic-properties svg:stroke-width="0.254cm" draw:fill="none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svg:stroke-width="0.254cm" svg:stroke-color="#000000" draw:fill="none" draw:fill-color="#ffffff" fo:min-height="6.477cm" fo:padding-top="0.252cm" fo:padding-bottom="0.252cm" fo:padding-left="0.377cm" fo:padding-right="0.377cm"/>
    </style:style>
    <style:style style:name="gr4" style:family="graphic" style:parent-style-name="standard">
      <style:graphic-properties svg:stroke-width="0cm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fill="solid" draw:fill-color="#579d1c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cm" svg:stroke-color="#000000" draw:fill="none" draw:fill-color="#ffffff" fo:min-height="5.97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0pt" style:text-underline-style="solid" style:text-underline-width="auto" style:text-underline-color="font-color" style:font-size-asian="120pt" style:font-size-complex="120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0pt"/>
    </style:style>
    <style:style style:name="P6" style:family="paragraph">
      <style:paragraph-properties fo:text-align="center"/>
      <style:text-properties fo:font-size="72pt"/>
    </style:style>
    <style:style style:name="T1" style:family="text">
      <style:text-properties fo:font-size="120pt" style:text-underline-style="solid" style:text-underline-width="auto" style:text-underline-color="font-color" style:font-size-asian="120pt" style:font-size-complex="12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6.106cm" svg:height="7.997cm" svg:x="13.954cm" svg:y="2.397cm">
          <draw:text-box>
            <text:p text:style-name="P1"><text:span text:style-name="T1">Motion Model Flowchart - Initialization</text:span></text:p>
          </draw:text-box>
        </draw:frame>
        <draw:line draw:style-name="gr2" draw:text-style-name="P1" draw:layer="layout" svg:x1="41.513cm" svg:y1="8.493cm" svg:x2="41.513cm" svg:y2="209.788cm">
          <text:p/>
        </draw:line>
        <draw:frame draw:style-name="gr3" draw:text-style-name="P3" draw:layer="layout" svg:width="32.893cm" svg:height="6.981cm" svg:x="4.937cm" svg:y="8.62cm">
          <draw:text-box>
            <text:p text:style-name="P1"><text:span text:style-name="T2">Scope: <text:s/>Data Body</text:span></text:p>
            <text:p text:style-name="P1"><text:span text:style-name="T2">Object</text:span></text:p>
          </draw:text-box>
        </draw:frame>
        <draw:frame draw:style-name="gr3" draw:text-style-name="P3" draw:layer="layout" svg:width="32.893cm" svg:height="6.981cm" svg:x="59.674cm" svg:y="8.621cm">
          <draw:text-box>
            <text:p text:style-name="P1"><text:span text:style-name="T2">Scope: <text:s/>Internal to </text:span></text:p>
            <text:p text:style-name="P1"><text:span text:style-name="T2">Motion Model Class</text:span></text:p>
          </draw:text-box>
        </draw:frame>
        <draw:custom-shape draw:style-name="gr4" draw:text-style-name="P1" xml:id="id1" draw:id="id1" draw:layer="layout" svg:width="9.525cm" svg:height="2.794cm" svg:x="6.842cm" svg:y="17.129cm">
          <text:p text:style-name="P1">Request Number</text:p>
          <text:p text:style-name="P1">of Equation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3" draw:id="id3" draw:layer="layout" svg:width="10.541cm" svg:height="3.175cm" svg:x="48.371cm" svg:y="13.827cm">
          <text:p text:style-name="P1">Number of Equations &lt;N&gt;</text:p>
          <text:p text:style-name="P1"/>
          <text:p text:style-name="P1">Constant for Motion Mode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5" draw:id="id5" draw:layer="layout" svg:width="9.525cm" svg:height="2.794cm" svg:x="120.38cm" svg:y="29.067cm">
          <text:p text:style-name="P1">Define new Body Object</text:p>
          <text:p text:style-name="P1">Create Matrices of</text:p>
          <text:p text:style-name="P1">Complex Variables</text:p>
          <text:p text:style-name="P1">&lt;N&gt;x&lt;N&gt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6.367cm" svg:y1="18.526cm" svg:x2="50.847cm" svg:y2="22.907cm" draw:start-shape="id1" draw:start-glue-point="1" draw:end-shape="id2" draw:end-glue-point="0" svg:d="m16367 18526h34480v4381" svg:viewBox="0 0 34481 4382">
          <text:p/>
        </draw:connector>
        <draw:connector draw:style-name="gr6" draw:text-style-name="P1" draw:layer="layout" svg:x1="53.642cm" svg:y1="17.002cm" svg:x2="50.847cm" svg:y2="22.907cm" draw:start-shape="id3" draw:start-glue-point="8" draw:end-shape="id2" draw:end-glue-point="0" svg:d="m53642 17002v2953h-2795v2952" svg:viewBox="0 0 2796 5906">
          <text:p/>
        </draw:connector>
        <draw:connector draw:style-name="gr6" draw:text-style-name="P1" draw:layer="layout" svg:x1="46.085cm" svg:y1="24.304cm" svg:x2="15.802cm" svg:y2="24.305cm" draw:start-shape="id2" draw:start-glue-point="3" draw:end-shape="id4" draw:end-glue-point="9" svg:d="m46085 24304h-14605v1h-15678" svg:viewBox="0 0 30284 2">
          <text:p/>
        </draw:connector>
        <draw:connector draw:style-name="gr6" draw:text-style-name="P1" draw:layer="layout" svg:x1="11.605cm" svg:y1="25.892cm" svg:x2="125.142cm" svg:y2="29.067cm" draw:start-shape="id4" draw:start-glue-point="8" draw:end-shape="id5" draw:end-glue-point="0" svg:d="m11605 25892v1588h113537v1587" svg:viewBox="0 0 113538 3176">
          <text:p/>
        </draw:connector>
        <draw:custom-shape draw:style-name="gr4" draw:text-style-name="P1" xml:id="id2" draw:id="id2" draw:layer="layout" svg:width="9.525cm" svg:height="2.794cm" svg:x="46.085cm" svg:y="22.907cm">
          <text:p text:style-name="P1">Return Number of </text:p>
          <text:p text:style-name="P1">Equations</text:p>
          <text:p text:style-name="P1">&lt;N&gt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4" draw:id="id4" draw:layer="layout" svg:width="10.541cm" svg:height="3.175cm" svg:x="6.334cm" svg:y="22.717cm">
          <text:p text:style-name="P1">Number of Equations</text:p>
          <text:p text:style-name="P1"/>
          <text:p text:style-name="P1">&lt;N&gt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6" draw:id="id6" draw:layer="layout" svg:width="9.525cm" svg:height="2.794cm" svg:x="6.843cm" svg:y="37.576cm">
          <text:p text:style-name="P1">Reset all Input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106.537cm" svg:y1="8.366cm" svg:x2="106.537cm" svg:y2="209.661cm">
          <text:p/>
        </draw:line>
        <draw:frame draw:style-name="gr3" draw:text-style-name="P3" draw:layer="layout" svg:width="32.893cm" svg:height="6.981cm" svg:x="110.347cm" svg:y="8.621cm">
          <draw:text-box>
            <text:p text:style-name="P1"><text:span text:style-name="T2">Scope: <text:s/>Matrix Body</text:span></text:p>
            <text:p text:style-name="P1"><text:span text:style-name="T2">Object</text:span></text:p>
          </draw:text-box>
        </draw:frame>
        <draw:custom-shape draw:style-name="gr4" draw:text-style-name="P1" xml:id="id7" draw:id="id7" draw:layer="layout" svg:width="9.525cm" svg:height="2.794cm" svg:x="46.086cm" svg:y="37.576cm">
          <text:p text:style-name="P1">Reset Internal</text:p>
          <text:p text:style-name="P1">Variabl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8" draw:id="id8" draw:layer="layout" svg:width="10.541cm" svg:height="3.175cm" svg:x="58.023cm" svg:y="43.164cm">
          <text:p text:style-name="P1">All Input </text:p>
          <text:p text:style-name="P1">Coefficients = 0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9" draw:id="id9" draw:layer="layout" svg:width="10.541cm" svg:height="3.175cm" svg:x="69.834cm" svg:y="43.418cm">
          <text:p text:style-name="P1">All Variable</text:p>
          <text:p text:style-name="P1">Values =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6.368cm" svg:y1="38.973cm" svg:x2="46.086cm" svg:y2="38.973cm" draw:start-shape="id6" draw:start-glue-point="1" draw:end-shape="id7" svg:d="m16368 38973h29718" svg:viewBox="0 0 29719 1">
          <text:p/>
        </draw:connector>
        <draw:connector draw:style-name="gr6" draw:text-style-name="P1" draw:layer="layout" svg:x1="55.611cm" svg:y1="38.973cm" svg:x2="63.294cm" svg:y2="43.164cm" draw:start-shape="id7" draw:start-glue-point="1" draw:end-shape="id8" draw:end-glue-point="5" svg:d="m55611 38973h7683v4191" svg:viewBox="0 0 7684 4192">
          <text:p/>
        </draw:connector>
        <draw:connector draw:style-name="gr6" draw:text-style-name="P1" draw:layer="layout" svg:x1="55.611cm" svg:y1="38.973cm" svg:x2="75.105cm" svg:y2="43.418cm" draw:start-shape="id7" draw:start-glue-point="1" draw:end-shape="id9" draw:end-glue-point="5" svg:d="m55611 38973h19494v4445" svg:viewBox="0 0 19495 4446">
          <text:p/>
        </draw:connector>
        <draw:custom-shape draw:style-name="gr4" draw:text-style-name="P1" xml:id="id10" draw:id="id10" draw:layer="layout" svg:width="9.525cm" svg:height="2.794cm" svg:x="6.844cm" svg:y="31.226cm">
          <text:p text:style-name="P1">Dimension all</text:p>
          <text:p text:style-name="P1">arrays to correct size</text:p>
          <text:p text:style-name="P1">&lt;N&gt; x &lt;N&gt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1.605cm" svg:y1="25.892cm" svg:x2="11.606cm" svg:y2="31.226cm" draw:start-shape="id4" draw:start-glue-point="8" draw:end-shape="id10" draw:end-glue-point="0" svg:d="m11605 25892v2667h1v2667" svg:viewBox="0 0 2 5335">
          <text:p/>
        </draw:connector>
      </draw:page>
      <draw:page draw:name="page2" draw:style-name="dp1" draw:master-page-name="Default">
        <draw:frame draw:style-name="gr1" draw:text-style-name="P2" draw:layer="layout" svg:width="86.106cm" svg:height="7.997cm" svg:x="13.954cm" svg:y="2.397cm">
          <draw:text-box>
            <text:p text:style-name="P1"><text:span text:style-name="T1">Motion Model Flowchart – Force Coefficients</text:span></text:p>
          </draw:text-box>
        </draw:frame>
        <draw:line draw:style-name="gr2" draw:text-style-name="P1" draw:layer="layout" svg:x1="41.513cm" svg:y1="8.493cm" svg:x2="41.513cm" svg:y2="209.788cm">
          <text:p/>
        </draw:line>
        <draw:frame draw:style-name="gr3" draw:text-style-name="P3" draw:layer="layout" svg:width="32.893cm" svg:height="6.981cm" svg:x="4.937cm" svg:y="8.62cm">
          <draw:text-box>
            <text:p text:style-name="P1"><text:span text:style-name="T2">Scope: <text:s/>Data Body</text:span></text:p>
            <text:p text:style-name="P1"><text:span text:style-name="T2">Object</text:span></text:p>
          </draw:text-box>
        </draw:frame>
        <draw:frame draw:style-name="gr3" draw:text-style-name="P3" draw:layer="layout" svg:width="32.893cm" svg:height="6.981cm" svg:x="59.674cm" svg:y="8.621cm">
          <draw:text-box>
            <text:p text:style-name="P1"><text:span text:style-name="T2">Scope: <text:s/>Internal to </text:span></text:p>
            <text:p text:style-name="P1"><text:span text:style-name="T2">Motion Model Class</text:span></text:p>
          </draw:text-box>
        </draw:frame>
        <draw:custom-shape draw:style-name="gr5" draw:text-style-name="P4" xml:id="id18" draw:id="id18" draw:layer="layout" svg:width="9.525cm" svg:height="2.794cm" svg:x="122.539cm" svg:y="38.211cm">
          <text:p text:style-name="P1"><text:span text:style-name="T3">Define new Body Object</text:span></text:p>
          <text:p text:style-name="P1"><text:span text:style-name="T3">Create Matrices of</text:span></text:p>
          <text:p text:style-name="P1"><text:span text:style-name="T3">Complex Variables</text:span></text:p>
          <text:p text:style-name="P1"><text:span text:style-name="T3">&lt;N&gt;x&lt;N&gt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106.537cm" svg:y1="8.366cm" svg:x2="106.537cm" svg:y2="209.661cm">
          <text:p/>
        </draw:line>
        <draw:frame draw:style-name="gr3" draw:text-style-name="P3" draw:layer="layout" svg:width="32.893cm" svg:height="9.016cm" svg:x="110.347cm" svg:y="8.621cm">
          <draw:text-box>
            <text:p text:style-name="P1"><text:span text:style-name="T2">Scope: <text:s/></text:span></text:p>
            <text:p text:style-name="P1"><text:span text:style-name="T2">ForceMatrixBody</text:span></text:p>
            <text:p text:style-name="P1"><text:span text:style-name="T2">Object</text:span></text:p>
          </draw:text-box>
        </draw:frame>
        <draw:custom-shape draw:style-name="gr4" draw:text-style-name="P1" xml:id="id14" draw:id="id14" draw:layer="layout" svg:width="10.16cm" svg:height="2.159cm" svg:x="6.715cm" svg:y="15.859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9.271cm" svg:height="6.223cm" svg:x="63.611cm" svg:y="31.607cm">
          <draw:text-box>
            <text:p>Options for Force Types:</text:p>
            <text:p>1. <text:s/>Mass Matrix</text:p>
            <text:p>2. <text:s/>Hydro Reactive Force</text:p>
            <text:p>3. <text:s/>User Reactive Force</text:p>
            <text:p>4. <text:s/>Hydro Cross-Body Force <text:s/></text:p>
            <text:p>5. <text:s/>User Cross-Body Force</text:p>
            <text:p>6. <text:s/>Hydro Active Force</text:p>
            <text:p>7. <text:s/>User Active Force</text:p>
          </draw:text-box>
        </draw:frame>
        <draw:custom-shape draw:style-name="gr4" draw:text-style-name="P4" xml:id="id11" draw:id="id11" draw:layer="layout" svg:width="9.525cm" svg:height="2.794cm" svg:x="7.034cm" svg:y="21.32cm">
          <text:p text:style-name="P1"><text:span text:style-name="T3">Feed all body objects</text:span></text:p>
          <text:p text:style-name="P1"><text:span text:style-name="T3">to motion mode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6" draw:id="id16" draw:layer="layout" svg:width="10.541cm" svg:height="3.175cm" svg:x="48.373cm" svg:y="21.13cm">
          <text:p text:style-name="P1"><text:span text:style-name="T3">Body Objects</text:span></text:p>
          <text:p text:style-name="P1"><text:span text:style-name="T3">(Includes all input </text:span></text:p>
          <text:p text:style-name="P1"><text:span text:style-name="T3">coefficient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12" draw:id="id12" draw:layer="layout" svg:width="9.525cm" svg:height="2.794cm" svg:x="7.034cm" svg:y="26.781cm">
          <text:p text:style-name="P1"><text:span text:style-name="T3">Iterate through </text:span></text:p>
          <text:p text:style-name="P1"><text:span text:style-name="T3">each bod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3" draw:id="id13" draw:layer="layout" svg:width="9.525cm" svg:height="2.794cm" svg:x="10.844cm" svg:y="32.432cm">
          <text:p text:style-name="P1"><text:span text:style-name="T3">Set calling body</text:span></text:p>
          <text:p text:style-name="P1"><text:span text:style-name="T3">number to current</text:span></text:p>
          <text:p text:style-name="P1"><text:span text:style-name="T3">bod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1.796cm" svg:y1="24.114cm" svg:x2="11.796cm" svg:y2="26.781cm" draw:start-shape="id11" draw:start-glue-point="2" draw:end-shape="id12" svg:d="m11796 24114v2667" svg:viewBox="0 0 1 2668">
          <text:p/>
        </draw:connector>
        <draw:connector draw:style-name="gr7" draw:text-style-name="P1" draw:layer="layout" svg:x1="11.796cm" svg:y1="29.575cm" svg:x2="15.606cm" svg:y2="32.432cm" draw:start-shape="id12" draw:start-glue-point="2" draw:end-shape="id13" svg:d="m11796 29575v1429h3810v1428" svg:viewBox="0 0 3811 2858">
          <text:p/>
        </draw:connector>
        <draw:connector draw:style-name="gr7" draw:text-style-name="P1" draw:layer="layout" svg:x1="11.795cm" svg:y1="18.018cm" svg:x2="11.796cm" svg:y2="21.32cm" draw:start-shape="id14" draw:start-glue-point="8" draw:end-shape="id11" draw:end-glue-point="0" svg:d="m11795 18018v1651h1v1651" svg:viewBox="0 0 2 3303">
          <text:p/>
        </draw:connector>
        <draw:custom-shape draw:style-name="gr4" draw:text-style-name="P4" xml:id="id15" draw:id="id15" draw:layer="layout" svg:width="10.541cm" svg:height="3.175cm" svg:x="48.371cm" svg:y="32.242cm">
          <text:p text:style-name="P1"><text:span text:style-name="T3">Calling Body 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20.369cm" svg:y1="33.829cm" svg:x2="49.425cm" svg:y2="33.83cm" draw:start-shape="id13" draw:start-glue-point="1" draw:end-shape="id15" draw:end-glue-point="6" svg:d="m20369 33829h14001v1h15055" svg:viewBox="0 0 29057 2">
          <text:p/>
        </draw:connector>
        <draw:connector draw:style-name="gr7" draw:text-style-name="P1" draw:layer="layout" svg:x1="16.559cm" svg:y1="22.717cm" svg:x2="49.427cm" svg:y2="22.718cm" draw:start-shape="id11" draw:start-glue-point="1" draw:end-shape="id16" draw:end-glue-point="6" svg:d="m16559 22717h15907v1h16961" svg:viewBox="0 0 32869 2">
          <text:p/>
        </draw:connector>
        <draw:custom-shape draw:style-name="gr4" draw:text-style-name="P4" xml:id="id17" draw:id="id17" draw:layer="layout" svg:width="9.525cm" svg:height="2.794cm" svg:x="10.845cm" svg:y="38.211cm">
          <text:p text:style-name="P1"><text:span text:style-name="T3">Create </text:span></text:p>
          <text:p text:style-name="P1"><text:span text:style-name="T3">ForceMatrixBody</text:span></text:p>
          <text:p text:style-name="P1"><text:span text:style-name="T3">Obje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5.606cm" svg:y1="35.226cm" svg:x2="15.607cm" svg:y2="38.211cm" draw:start-shape="id13" draw:start-glue-point="2" draw:end-shape="id17" draw:end-glue-point="0" svg:d="m15606 35226v1493h1v1492" svg:viewBox="0 0 2 2986">
          <text:p/>
        </draw:connector>
        <draw:connector draw:style-name="gr7" draw:text-style-name="P1" draw:layer="layout" svg:x1="20.37cm" svg:y1="39.608cm" svg:x2="122.539cm" svg:y2="39.608cm" draw:start-shape="id17" draw:start-glue-point="1" draw:end-shape="id18" draw:end-glue-point="3" svg:d="m20370 39608h102169" svg:viewBox="0 0 102170 1">
          <text:p/>
        </draw:connector>
        <draw:custom-shape draw:style-name="gr4" draw:text-style-name="P4" xml:id="id22" draw:id="id22" draw:layer="layout" svg:width="9.525cm" svg:height="2.794cm" svg:x="12.019cm" svg:y="43.513cm">
          <text:p text:style-name="P1"><text:span text:style-name="T3">Generate Force</text:span></text:p>
          <text:p text:style-name="P1"><text:span text:style-name="T3">Coefficien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3" draw:id="id23" draw:layer="layout" svg:width="9.525cm" svg:height="2.794cm" svg:x="48.625cm" svg:y="43.513cm">
          <text:p text:style-name="P1"><text:span text:style-name="T3">Iterate through force</text:span></text:p>
          <text:p text:style-name="P1"><text:span text:style-name="T3">typ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5" draw:id="id25" draw:layer="layout" svg:width="9.525cm" svg:height="2.794cm" svg:x="59.039cm" svg:y="55.737cm">
          <text:p text:style-name="P1"><text:span text:style-name="T3">Iterate through</text:span></text:p>
          <text:p text:style-name="P1"><text:span text:style-name="T3">force objec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6" draw:id="id26" draw:layer="layout" svg:width="9.525cm" svg:height="2.794cm" svg:x="64.755cm" svg:y="61.325cm">
          <text:p text:style-name="P1"><text:span text:style-name="T3">Iterate through</text:span></text:p>
          <text:p text:style-name="P1"><text:span text:style-name="T3">derivati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7" draw:id="id27" draw:layer="layout" svg:width="9.525cm" svg:height="2.794cm" svg:x="70.852cm" svg:y="67.802cm">
          <text:p text:style-name="P1"><text:span text:style-name="T3">Iterate through </text:span></text:p>
          <text:p text:style-name="P1"><text:span text:style-name="T3">equation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8" draw:id="id28" draw:layer="layout" svg:width="9.525cm" svg:height="2.794cm" svg:x="76.695cm" svg:y="73.263cm">
          <text:p text:style-name="P1"><text:span text:style-name="T3">Iterate through</text:span></text:p>
          <text:p text:style-name="P1"><text:span text:style-name="T3">variabl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9" draw:id="id29" draw:layer="layout" svg:width="9.525cm" svg:height="2.794cm" svg:x="76.696cm" svg:y="79.486cm">
          <text:p text:style-name="P1"><text:span text:style-name="T3">Create temporary</text:span></text:p>
          <text:p text:style-name="P1"><text:span text:style-name="T3">arrays of body data.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4" draw:id="id24" draw:layer="layout" svg:width="9.525cm" svg:height="2.794cm" svg:x="54.594cm" svg:y="49.577cm">
          <text:p text:style-name="P1"><text:span text:style-name="T3">Iterate through bodi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20" draw:id="id20" draw:layer="layout" svg:width="9.525cm" svg:height="2.794cm" svg:x="76.697cm" svg:y="84.439cm">
          <text:p text:style-name="P1"><text:span text:style-name="T3">Fill arrays with default</text:span></text:p>
          <text:p text:style-name="P1"><text:span text:style-name="T3">inpu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19" draw:id="id19" draw:layer="layout" svg:width="10.541cm" svg:height="3.175cm" svg:x="91.615cm" svg:y="87.36cm">
          <text:p text:style-name="P1">All Input </text:p>
          <text:p text:style-name="P1">Coefficients = 0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1" draw:id="id21" draw:layer="layout" svg:width="10.541cm" svg:height="3.175cm" svg:x="91.615cm" svg:y="92.948cm">
          <text:p text:style-name="P1">All Variable</text:p>
          <text:p text:style-name="P1">Values =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92.669cm" svg:y1="88.948cm" svg:x2="86.222cm" svg:y2="85.836cm" draw:start-shape="id19" draw:start-glue-point="6" draw:end-shape="id20" svg:d="m92669 88948h-3751v-3112h-2696" svg:viewBox="0 0 6448 3113">
          <text:p/>
        </draw:connector>
        <draw:connector draw:style-name="gr7" draw:text-style-name="P1" draw:layer="layout" svg:x1="92.669cm" svg:y1="94.536cm" svg:x2="86.222cm" svg:y2="85.836cm" draw:start-shape="id21" draw:start-glue-point="6" draw:end-shape="id20" draw:end-glue-point="1" svg:d="m92669 94536h-3751v-8700h-2696" svg:viewBox="0 0 6448 8701">
          <text:p/>
        </draw:connector>
        <draw:custom-shape draw:style-name="gr4" draw:text-style-name="P4" xml:id="id30" draw:id="id30" draw:layer="layout" svg:width="9.525cm" svg:height="2.794cm" svg:x="76.705cm" svg:y="90.027cm">
          <text:p text:style-name="P1"><text:span text:style-name="T3">Insert actual</text:span></text:p>
          <text:p text:style-name="P1"><text:span text:style-name="T3">value for current</text:span></text:p>
          <text:p text:style-name="P1"><text:span text:style-name="T3">active coeffici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21.544cm" svg:y1="44.91cm" svg:x2="48.625cm" svg:y2="44.91cm" draw:start-shape="id22" draw:start-glue-point="1" draw:end-shape="id23" svg:d="m21544 44910h27081" svg:viewBox="0 0 27082 1">
          <text:p/>
        </draw:connector>
        <draw:connector draw:style-name="gr7" draw:text-style-name="P1" draw:layer="layout" svg:x1="53.387cm" svg:y1="46.307cm" svg:x2="59.356cm" svg:y2="49.577cm" draw:start-shape="id23" draw:start-glue-point="2" draw:end-shape="id24" draw:end-glue-point="0" svg:d="m53387 46307v1636h5969v1634" svg:viewBox="0 0 5970 3271">
          <text:p/>
        </draw:connector>
        <draw:custom-shape draw:style-name="gr4" draw:text-style-name="P4" xml:id="id31" draw:id="id31" draw:layer="layout" svg:width="9.525cm" svg:height="2.794cm" svg:x="76.705cm" svg:y="109.458cm">
          <text:p text:style-name="P1"><text:span text:style-name="T3">Feed temporary arrays</text:span></text:p>
          <text:p text:style-name="P1"><text:span text:style-name="T3">to Equation obje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32" draw:id="id32" draw:layer="layout" svg:width="9.525cm" svg:height="2.794cm" svg:x="76.7cm" svg:y="115.935cm">
          <text:p text:style-name="P1"><text:span text:style-name="T3">Equation object</text:span></text:p>
          <text:p text:style-name="P1"><text:span text:style-name="T3">evaluates equation</text:span></text:p>
          <text:p text:style-name="P1"><text:span text:style-name="T3">for given data s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33" draw:id="id33" draw:layer="layout" svg:width="9.525cm" svg:height="2.794cm" svg:x="76.701cm" svg:y="122.031cm">
          <text:p text:style-name="P1"><text:span text:style-name="T3">Write out force</text:span></text:p>
          <text:p text:style-name="P1"><text:span text:style-name="T3">coefficient</text:span></text:p>
          <text:p text:style-name="P1"><text:span text:style-name="T3">to ForceMatrixBody</text:span></text:p>
          <text:p text:style-name="P1"><text:span text:style-name="T3">Obje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4" xml:id="id40" draw:id="id40" draw:layer="layout" svg:width="10.541cm" svg:height="3.175cm" svg:x="122.793cm" svg:y="121.841cm">
          <text:p text:style-name="P1"><text:span text:style-name="T3">Force coefficient</text:span></text:p>
          <text:p text:style-name="P1"><text:span text:style-name="T3">(Complex Number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39" draw:id="id39" draw:layer="layout" svg:width="10.541cm" svg:height="3.175cm" svg:x="122.794cm" svg:y="73.073cm">
          <text:p text:style-name="P1"><text:span text:style-name="T3">Index of current variab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38" draw:id="id38" draw:layer="layout" svg:width="10.541cm" svg:height="3.175cm" svg:x="122.795cm" svg:y="67.612cm">
          <text:p text:style-name="P1"><text:span text:style-name="T3">Index of current equ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37" draw:id="id37" draw:layer="layout" svg:width="10.541cm" svg:height="3.175cm" svg:x="122.795cm" svg:y="61.135cm">
          <text:p text:style-name="P1"><text:span text:style-name="T3">Index of current derivativ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36" draw:id="id36" draw:layer="layout" svg:width="10.541cm" svg:height="3.175cm" svg:x="122.795cm" svg:y="55.547cm">
          <text:p text:style-name="P1"><text:span text:style-name="T3">Index of force 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35" draw:id="id35" draw:layer="layout" svg:width="10.541cm" svg:height="3.175cm" svg:x="122.796cm" svg:y="49.387cm">
          <text:p text:style-name="P1"><text:span text:style-name="T3">Index of current bod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xml:id="id34" draw:id="id34" draw:layer="layout" svg:width="10.541cm" svg:height="3.175cm" svg:x="122.796cm" svg:y="43.418cm">
          <text:p text:style-name="P1"><text:span text:style-name="T3">Index of current force 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59.356cm" svg:y1="52.371cm" svg:x2="63.801cm" svg:y2="55.737cm" draw:start-shape="id24" draw:start-glue-point="2" draw:end-shape="id25" draw:end-glue-point="0" svg:d="m59356 52371v1684h4445v1682" svg:viewBox="0 0 4446 3367">
          <text:p/>
        </draw:connector>
        <draw:connector draw:style-name="gr9" draw:text-style-name="P1" draw:layer="layout" svg:x1="63.801cm" svg:y1="58.531cm" svg:x2="69.517cm" svg:y2="61.325cm" draw:start-shape="id25" draw:start-glue-point="2" draw:end-shape="id26" svg:d="m63801 58531v1398h5716v1396" svg:viewBox="0 0 5717 2795">
          <text:p text:style-name="P1"><text:s/></text:p>
        </draw:connector>
        <draw:connector draw:style-name="gr7" draw:text-style-name="P1" draw:layer="layout" svg:x1="69.517cm" svg:y1="64.119cm" svg:x2="75.614cm" svg:y2="67.802cm" draw:start-shape="id26" draw:start-glue-point="2" draw:end-shape="id27" draw:end-glue-point="0" svg:d="m69517 64119v1842h6097v1841" svg:viewBox="0 0 6098 3684">
          <text:p/>
        </draw:connector>
        <draw:connector draw:style-name="gr7" draw:text-style-name="P1" draw:layer="layout" svg:x1="75.614cm" svg:y1="70.596cm" svg:x2="81.457cm" svg:y2="73.263cm" draw:start-shape="id27" draw:start-glue-point="2" draw:end-shape="id28" draw:end-glue-point="0" svg:d="m75614 70596v1334h5843v1333" svg:viewBox="0 0 5844 2668">
          <text:p/>
        </draw:connector>
        <draw:connector draw:style-name="gr7" draw:text-style-name="P1" draw:layer="layout" svg:x1="81.457cm" svg:y1="76.057cm" svg:x2="81.458cm" svg:y2="79.486cm" draw:start-shape="id28" draw:start-glue-point="2" draw:end-shape="id29" draw:end-glue-point="0" svg:d="m81457 76057v1715h1v1714" svg:viewBox="0 0 2 3430">
          <text:p/>
        </draw:connector>
        <draw:connector draw:style-name="gr7" draw:text-style-name="P1" draw:layer="layout" svg:x1="81.458cm" svg:y1="82.28cm" svg:x2="81.459cm" svg:y2="84.439cm" draw:start-shape="id29" draw:start-glue-point="2" draw:end-shape="id20" draw:end-glue-point="0" svg:d="m81458 82280v1080h1v1079" svg:viewBox="0 0 2 2160">
          <text:p/>
        </draw:connector>
        <draw:connector draw:style-name="gr7" draw:text-style-name="P1" draw:layer="layout" svg:x1="81.459cm" svg:y1="87.233cm" svg:x2="81.467cm" svg:y2="90.027cm" draw:start-shape="id20" draw:start-glue-point="2" draw:end-shape="id30" draw:end-glue-point="0" svg:d="m81459 87233v1398h8v1396" svg:viewBox="0 0 9 2795">
          <text:p/>
        </draw:connector>
        <draw:connector draw:style-name="gr7" draw:text-style-name="P1" draw:layer="layout" svg:x1="81.467cm" svg:y1="112.252cm" svg:x2="81.462cm" svg:y2="115.935cm" draw:start-shape="id31" draw:start-glue-point="2" draw:end-shape="id32" draw:end-glue-point="0" svg:d="m81467 112252v1842h-5v1841" svg:viewBox="0 0 6 3684">
          <text:p/>
        </draw:connector>
        <draw:connector draw:style-name="gr7" draw:text-style-name="P1" draw:layer="layout" svg:x1="81.462cm" svg:y1="118.729cm" svg:x2="81.463cm" svg:y2="122.031cm" draw:start-shape="id32" draw:start-glue-point="2" draw:end-shape="id33" draw:end-glue-point="0" svg:d="m81462 118729v1652h1v1650" svg:viewBox="0 0 2 3303">
          <text:p/>
        </draw:connector>
        <draw:connector draw:style-name="gr7" draw:text-style-name="P1" draw:layer="layout" svg:x1="58.15cm" svg:y1="44.91cm" svg:x2="123.85cm" svg:y2="45.006cm" draw:start-shape="id23" draw:start-glue-point="1" draw:end-shape="id34" draw:end-glue-point="6" svg:d="m58150 44910h32323v96h33377" svg:viewBox="0 0 65701 97">
          <text:p/>
        </draw:connector>
        <draw:connector draw:style-name="gr7" draw:text-style-name="P1" draw:layer="layout" svg:x1="64.119cm" svg:y1="50.974cm" svg:x2="123.85cm" svg:y2="50.975cm" draw:start-shape="id24" draw:start-glue-point="1" draw:end-shape="id35" draw:end-glue-point="6" svg:d="m64119 50974h29338v1h30393" svg:viewBox="0 0 59732 2">
          <text:p/>
        </draw:connector>
        <draw:connector draw:style-name="gr7" draw:text-style-name="P1" draw:layer="layout" svg:x1="68.564cm" svg:y1="57.134cm" svg:x2="123.849cm" svg:y2="57.135cm" draw:start-shape="id25" draw:start-glue-point="1" draw:end-shape="id36" draw:end-glue-point="6" svg:d="m68564 57134h27115v1h28170" svg:viewBox="0 0 55286 2">
          <text:p/>
        </draw:connector>
        <draw:connector draw:style-name="gr7" draw:text-style-name="P1" draw:layer="layout" svg:x1="74.28cm" svg:y1="62.722cm" svg:x2="123.849cm" svg:y2="62.723cm" draw:start-shape="id26" draw:start-glue-point="1" draw:end-shape="id37" draw:end-glue-point="6" svg:d="m74280 62722h24257v1h25312" svg:viewBox="0 0 49570 2">
          <text:p/>
        </draw:connector>
        <draw:connector draw:style-name="gr7" draw:text-style-name="P1" draw:layer="layout" svg:x1="80.377cm" svg:y1="69.199cm" svg:x2="123.849cm" svg:y2="69.2cm" draw:start-shape="id27" draw:start-glue-point="1" draw:end-shape="id38" draw:end-glue-point="6" svg:d="m80377 69199h21209v1h22263" svg:viewBox="0 0 43473 2">
          <text:p/>
        </draw:connector>
        <draw:connector draw:style-name="gr7" draw:text-style-name="P1" draw:layer="layout" svg:x1="86.22cm" svg:y1="74.66cm" svg:x2="123.848cm" svg:y2="74.661cm" draw:start-shape="id28" draw:start-glue-point="1" draw:end-shape="id39" draw:end-glue-point="6" svg:d="m86220 74660h18287v1h19341" svg:viewBox="0 0 37629 2">
          <text:p/>
        </draw:connector>
        <draw:connector draw:style-name="gr7" draw:text-style-name="P1" draw:layer="layout" svg:x1="86.226cm" svg:y1="123.428cm" svg:x2="123.847cm" svg:y2="123.429cm" draw:start-shape="id33" draw:start-glue-point="1" draw:end-shape="id40" draw:end-glue-point="6" svg:d="m86226 123428h18283v1h19338" svg:viewBox="0 0 37622 2">
          <text:p/>
        </draw:connector>
        <draw:custom-shape draw:style-name="gr10" draw:text-style-name="P1" xml:id="id41" draw:id="id41" draw:layer="layout" svg:width="2.667cm" svg:height="2.667cm" svg:x="80.13cm" svg:y="127.74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svg:x1="81.463cm" svg:y1="124.825cm" svg:x2="81.463cm" svg:y2="127.746cm" draw:start-shape="id33" draw:start-glue-point="2" draw:end-shape="id41" svg:d="m81463 124825v2921" svg:viewBox="0 0 1 2922">
          <text:p/>
        </draw:connector>
        <draw:custom-shape draw:style-name="gr10" draw:text-style-name="P1" xml:id="id42" draw:id="id42" draw:layer="layout" svg:width="2.667cm" svg:height="2.667cm" svg:x="74.281cm" svg:y="132.96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43" draw:id="id43" draw:layer="layout" svg:width="2.667cm" svg:height="2.667cm" svg:x="68.184cm" svg:y="137.538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0" draw:text-style-name="P1" xml:id="id44" draw:id="id44" draw:layer="layout" svg:width="2.667cm" svg:height="2.667cm" svg:x="62.468cm" svg:y="145.01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svg:x1="81.464cm" svg:y1="130.413cm" svg:x2="75.615cm" svg:y2="132.964cm" draw:start-shape="id41" draw:start-glue-point="6" draw:end-shape="id42" draw:end-glue-point="4" svg:d="m81464 130413v1275h-5849v1276" svg:viewBox="0 0 5850 2552">
          <text:p/>
        </draw:connector>
        <draw:connector draw:style-name="gr7" draw:text-style-name="P1" draw:layer="layout" draw:line-skew="-1.278cm" svg:x1="74.281cm" svg:y1="134.298cm" svg:x2="70.852cm" svg:y2="69.199cm" draw:start-shape="id42" draw:start-glue-point="5" draw:end-shape="id27" draw:end-glue-point="3" svg:d="m74281 134298h-5209v-65099h1780" svg:viewBox="0 0 5210 65100">
          <text:p/>
        </draw:connector>
        <draw:connector draw:style-name="gr7" draw:text-style-name="P1" draw:layer="layout" draw:line-skew="-3.311cm" svg:x1="80.13cm" svg:y1="129.08cm" svg:x2="76.695cm" svg:y2="74.66cm" draw:start-shape="id41" draw:start-glue-point="5" draw:end-shape="id28" draw:end-glue-point="3" svg:d="m80130 129080h-7248v-54420h3813" svg:viewBox="0 0 7249 54421">
          <text:p/>
        </draw:connector>
        <draw:connector draw:style-name="gr7" draw:text-style-name="P1" draw:layer="layout" svg:x1="75.615cm" svg:y1="135.631cm" svg:x2="69.518cm" svg:y2="137.538cm" draw:start-shape="id42" draw:start-glue-point="6" draw:end-shape="id43" draw:end-glue-point="4" svg:d="m75615 135631v953h-6097v954" svg:viewBox="0 0 6098 1908">
          <text:p/>
        </draw:connector>
        <draw:connector draw:style-name="gr7" draw:text-style-name="P1" draw:layer="layout" draw:line-skew="-1.404cm" svg:x1="68.184cm" svg:y1="138.872cm" svg:x2="64.755cm" svg:y2="62.722cm" draw:start-shape="id43" draw:start-glue-point="5" draw:end-shape="id26" draw:end-glue-point="3" svg:d="m68184 138872h-5335v-76150h1906" svg:viewBox="0 0 5336 76151">
          <text:p/>
        </draw:connector>
        <draw:custom-shape draw:style-name="gr10" draw:text-style-name="P1" xml:id="id45" draw:id="id45" draw:layer="layout" svg:width="2.667cm" svg:height="2.667cm" svg:x="58.023cm" svg:y="151.11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xml:id="id46" draw:id="id46" draw:layer="layout" svg:width="2.667cm" svg:height="2.667cm" svg:x="51.419cm" svg:y="157.59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svg:x1="69.518cm" svg:y1="140.205cm" svg:x2="63.802cm" svg:y2="145.018cm" draw:start-shape="id43" draw:start-glue-point="6" draw:end-shape="id44" draw:end-glue-point="4" svg:d="m69518 140205v2406h-5716v2407" svg:viewBox="0 0 5717 4814">
          <text:p/>
        </draw:connector>
        <draw:connector draw:style-name="gr7" draw:text-style-name="P1" draw:layer="layout" svg:x1="63.802cm" svg:y1="147.685cm" svg:x2="59.357cm" svg:y2="151.116cm" draw:start-shape="id44" draw:start-glue-point="6" draw:end-shape="id45" draw:end-glue-point="4" svg:d="m63802 147685v1715h-4445v1716" svg:viewBox="0 0 4446 3432">
          <text:p/>
        </draw:connector>
        <draw:connector draw:style-name="gr7" draw:text-style-name="P1" draw:layer="layout" svg:x1="59.357cm" svg:y1="153.783cm" svg:x2="52.753cm" svg:y2="157.591cm" draw:start-shape="id45" draw:start-glue-point="6" draw:end-shape="id46" draw:end-glue-point="4" svg:d="m59357 153783v1904h-6604v1904" svg:viewBox="0 0 6605 3809">
          <text:p/>
        </draw:connector>
        <draw:connector draw:style-name="gr7" draw:text-style-name="P1" draw:layer="layout" draw:line-skew="-1.276cm" svg:x1="62.468cm" svg:y1="146.352cm" svg:x2="59.039cm" svg:y2="57.134cm" draw:start-shape="id44" draw:start-glue-point="5" draw:end-shape="id25" draw:end-glue-point="3" svg:d="m62468 146352h-5207v-89218h1778" svg:viewBox="0 0 5208 89219">
          <text:p/>
        </draw:connector>
        <draw:connector draw:style-name="gr7" draw:text-style-name="P1" draw:layer="layout" draw:line-skew="-1.657cm" svg:x1="58.023cm" svg:y1="152.45cm" svg:x2="54.594cm" svg:y2="50.974cm" draw:start-shape="id45" draw:start-glue-point="5" draw:end-shape="id24" draw:end-glue-point="3" svg:d="m58023 152450h-5588v-101476h2159" svg:viewBox="0 0 5589 101477">
          <text:p/>
        </draw:connector>
        <draw:connector draw:style-name="gr7" draw:text-style-name="P1" draw:layer="layout" draw:line-skew="-1.657cm" svg:x1="51.419cm" svg:y1="158.925cm" svg:x2="48.625cm" svg:y2="44.91cm" draw:start-shape="id46" draw:start-glue-point="5" draw:end-shape="id23" draw:end-glue-point="3" svg:d="m51419 158925h-4953v-114015h2159" svg:viewBox="0 0 4954 114016">
          <text:p/>
        </draw:connector>
        <draw:connector draw:style-name="gr7" draw:text-style-name="P1" draw:layer="layout" svg:x1="15.607cm" svg:y1="41.005cm" svg:x2="16.781cm" svg:y2="43.513cm" draw:start-shape="id17" draw:start-glue-point="2" draw:end-shape="id22" draw:end-glue-point="0" svg:d="m15607 41005v1255h1174v1253" svg:viewBox="0 0 1175 2509">
          <text:p/>
        </draw:connector>
        <draw:custom-shape draw:style-name="gr4" draw:text-style-name="P1" xml:id="id48" draw:id="id48" draw:layer="layout" svg:width="10.16cm" svg:height="2.159cm" svg:x="11.701cm" svg:y="167.243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" xml:id="id47" draw:id="id47" draw:layer="layout" svg:width="4.953cm" svg:height="4.953cm" svg:x="125.587cm" svg:y="167.624cm">
          <text:p text:style-name="P1">Move on </text:p>
          <text:p text:style-name="P1">to Motion</text:p>
          <text:p text:style-name="P1">Solv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1" draw:layer="layout" svg:x1="128.064cm" svg:y1="125.016cm" svg:x2="128.064cm" svg:y2="167.624cm" draw:start-shape="id40" draw:start-glue-point="8" draw:end-shape="id47" draw:end-glue-point="4" svg:d="m128064 125016v42608" svg:viewBox="0 0 1 42609">
          <text:p/>
        </draw:connector>
        <draw:connector draw:style-name="gr7" draw:text-style-name="P1" draw:layer="layout" svg:x1="16.781cm" svg:y1="46.307cm" svg:x2="16.781cm" svg:y2="167.243cm" draw:start-shape="id22" draw:start-glue-point="2" draw:end-shape="id48" draw:end-glue-point="4" svg:d="m16781 46307v120936" svg:viewBox="0 0 1 120937">
          <text:p/>
        </draw:connector>
        <draw:custom-shape draw:style-name="gr4" draw:text-style-name="P4" xml:id="id49" draw:id="id49" draw:layer="layout" svg:width="9.525cm" svg:height="2.794cm" svg:x="76.705cm" svg:y="95.234cm">
          <text:p text:style-name="P1"><text:span text:style-name="T3">Sum across objects</text:span></text:p>
          <text:p text:style-name="P1"><text:span text:style-name="T3">for each force typ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50" draw:id="id50" draw:layer="layout" svg:width="10.541cm" svg:height="3.175cm" svg:x="76.197cm" svg:y="101.711cm">
          <text:p text:style-name="P1">Temporary objects of forces</text:p>
          <text:p text:style-name="P1">1 for each force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81.467cm" svg:y1="92.821cm" svg:x2="81.467cm" svg:y2="95.234cm" draw:start-shape="id30" draw:start-glue-point="2" draw:end-shape="id49" draw:end-glue-point="0" svg:d="m81467 92821v2413" svg:viewBox="0 0 1 2414">
          <text:p/>
        </draw:connector>
        <draw:connector draw:style-name="gr7" draw:text-style-name="P1" draw:layer="layout" svg:x1="81.467cm" svg:y1="98.028cm" svg:x2="81.468cm" svg:y2="101.711cm" draw:start-shape="id49" draw:start-glue-point="2" draw:end-shape="id50" draw:end-glue-point="5" svg:d="m81467 98028v1842h1v1841" svg:viewBox="0 0 2 3684">
          <text:p/>
        </draw:connector>
        <draw:connector draw:style-name="gr7" draw:text-style-name="P1" draw:layer="layout" svg:x1="81.468cm" svg:y1="104.886cm" svg:x2="81.467cm" svg:y2="109.458cm" draw:start-shape="id50" draw:start-glue-point="8" draw:end-shape="id31" draw:end-glue-point="0" svg:d="m81468 104886v2286h-1v2286" svg:viewBox="0 0 2 4573">
          <text:p/>
        </draw:connector>
      </draw:page>
      <draw:page draw:name="page3" draw:style-name="dp1" draw:master-page-name="Default">
        <draw:frame draw:style-name="gr1" draw:text-style-name="P2" draw:layer="layout" svg:width="136.398cm" svg:height="7.997cm" svg:x="1cm" svg:y="2.397cm">
          <draw:text-box>
            <text:p text:style-name="P5"><text:span text:style-name="T1">Motion Model Flowchart – Force Values (Outside Current Project Scope)</text:span></text:p>
          </draw:text-box>
        </draw:frame>
        <draw:line draw:style-name="gr2" draw:text-style-name="P1" draw:layer="layout" svg:x1="41.513cm" svg:y1="8.493cm" svg:x2="41.513cm" svg:y2="209.788cm">
          <text:p/>
        </draw:line>
        <draw:frame draw:style-name="gr3" draw:text-style-name="P3" draw:layer="layout" svg:width="32.893cm" svg:height="6.981cm" svg:x="4.937cm" svg:y="8.62cm">
          <draw:text-box>
            <text:p text:style-name="P6"><text:span text:style-name="T2">Scope: <text:s/>Data Body</text:span></text:p>
            <text:p text:style-name="P6"><text:span text:style-name="T2">Object</text:span></text:p>
          </draw:text-box>
        </draw:frame>
        <draw:frame draw:style-name="gr3" draw:text-style-name="P3" draw:layer="layout" svg:width="32.893cm" svg:height="6.981cm" svg:x="59.674cm" svg:y="8.621cm">
          <draw:text-box>
            <text:p text:style-name="P6"><text:span text:style-name="T2">Scope: <text:s/>Internal to </text:span></text:p>
            <text:p text:style-name="P6"><text:span text:style-name="T2">Motion Model Class</text:span></text:p>
          </draw:text-box>
        </draw:frame>
        <draw:line draw:style-name="gr2" draw:text-style-name="P1" draw:layer="layout" svg:x1="106.537cm" svg:y1="8.366cm" svg:x2="106.537cm" svg:y2="209.661cm">
          <text:p/>
        </draw:line>
        <draw:frame draw:style-name="gr3" draw:text-style-name="P3" draw:layer="layout" svg:width="32.893cm" svg:height="6.981cm" svg:x="110.347cm" svg:y="8.621cm">
          <draw:text-box>
            <text:p text:style-name="P6"><text:span text:style-name="T2">Scope: <text:s/>Outputs </text:span></text:p>
            <text:p text:style-name="P6"><text:span text:style-name="T2">Object</text:span></text:p>
          </draw:text-box>
        </draw:frame>
        <draw:custom-shape draw:style-name="gr12" draw:text-style-name="P4" xml:id="id57" draw:id="id57" draw:layer="layout" svg:width="10.16cm" svg:height="2.159cm" svg:x="121.841cm" svg:y="15.859cm">
          <text:p text:style-name="P4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4" xml:id="id58" draw:id="id58" draw:layer="layout" svg:width="9.525cm" svg:height="2.794cm" svg:x="122.159cm" svg:y="21.32cm">
          <text:p text:style-name="P4"><text:span text:style-name="T3">Feed all body objects</text:span></text:p>
          <text:p text:style-name="P4"><text:span text:style-name="T3">to motion mode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60" draw:id="id60" draw:layer="layout" svg:width="10.541cm" svg:height="3.175cm" svg:x="48.373cm" svg:y="26.273cm">
          <text:p text:style-name="P4"><text:span text:style-name="T3">Body Objects</text:span></text:p>
          <text:p text:style-name="P4"><text:span text:style-name="T3">(Includes all input </text:span></text:p>
          <text:p text:style-name="P4"><text:span text:style-name="T3">coefficients and motion </text:span></text:p>
          <text:p text:style-name="P4"><text:span text:style-name="T3">valu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4" xml:id="id61" draw:id="id61" draw:layer="layout" svg:width="9.525cm" svg:height="2.794cm" svg:x="122.159cm" svg:y="32.432cm">
          <text:p text:style-name="P4"><text:span text:style-name="T3">Set calling body</text:span></text:p>
          <text:p text:style-name="P4"><text:span text:style-name="T3">number to current</text:span></text:p>
          <text:p text:style-name="P4"><text:span text:style-name="T3">bod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62" draw:id="id62" draw:layer="layout" svg:width="10.541cm" svg:height="3.175cm" svg:x="48.371cm" svg:y="32.242cm">
          <text:p text:style-name="P4"><text:span text:style-name="T3">Calling Body 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4" xml:id="id63" draw:id="id63" draw:layer="layout" svg:width="9.525cm" svg:height="2.794cm" svg:x="122.159cm" svg:y="39.671cm">
          <text:p text:style-name="P4"><text:span text:style-name="T3">Specify force typ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1" draw:id="id51" draw:layer="layout" svg:width="9.525cm" svg:height="2.794cm" svg:x="48.361cm" svg:y="52.435cm">
          <text:p text:style-name="P4"><text:span text:style-name="T3">Create temporary</text:span></text:p>
          <text:p text:style-name="P4"><text:span text:style-name="T3">arrays of body data.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2" draw:id="id52" draw:layer="layout" svg:width="9.525cm" svg:height="2.794cm" svg:x="48.362cm" svg:y="57.388cm">
          <text:p text:style-name="P4"><text:span text:style-name="T3">Fill arrays with default</text:span></text:p>
          <text:p text:style-name="P4"><text:span text:style-name="T3">inpu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70" draw:id="id70" draw:layer="layout" svg:width="10.541cm" svg:height="3.175cm" svg:x="63.28cm" svg:y="60.277cm">
          <text:p text:style-name="P4">All Input </text:p>
          <text:p text:style-name="P4">Coefficients = 0</text:p>
          <text:p text:style-name="P4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71" draw:id="id71" draw:layer="layout" svg:width="10.541cm" svg:height="3.175cm" svg:x="63.28cm" svg:y="65.865cm">
          <text:p text:style-name="P4">All Variable</text:p>
          <text:p text:style-name="P4">Values = current</text:p>
          <text:p text:style-name="P4">variable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53" draw:id="id53" draw:layer="layout" svg:width="9.525cm" svg:height="2.794cm" svg:x="48.363cm" svg:y="62.976cm">
          <text:p text:style-name="P4"><text:span text:style-name="T3">Insert actual</text:span></text:p>
          <text:p text:style-name="P4"><text:span text:style-name="T3">values for requested</text:span></text:p>
          <text:p text:style-name="P4"><text:span text:style-name="T3">fo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4" draw:id="id54" draw:layer="layout" svg:width="9.525cm" svg:height="2.794cm" svg:x="53.183cm" svg:y="88.598cm">
          <text:p text:style-name="P4"><text:span text:style-name="T3">Feed temporary arrays</text:span></text:p>
          <text:p text:style-name="P4"><text:span text:style-name="T3">to Equation obje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55" draw:id="id55" draw:layer="layout" svg:width="9.525cm" svg:height="2.794cm" svg:x="53.184cm" svg:y="95.075cm">
          <text:p text:style-name="P4"><text:span text:style-name="T3">Equation object</text:span></text:p>
          <text:p text:style-name="P4"><text:span text:style-name="T3">evaluates equation</text:span></text:p>
          <text:p text:style-name="P4"><text:span text:style-name="T3">for given data s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53.123cm" svg:y1="55.229cm" svg:x2="53.124cm" svg:y2="57.388cm" draw:start-shape="id51" draw:start-glue-point="2" draw:end-shape="id52" draw:end-glue-point="0" svg:d="m53123 55229v1080h1v1079" svg:viewBox="0 0 2 2160">
          <text:p/>
        </draw:connector>
        <draw:connector draw:style-name="gr7" draw:text-style-name="P1" draw:layer="layout" svg:x1="53.124cm" svg:y1="60.182cm" svg:x2="53.125cm" svg:y2="62.976cm" draw:start-shape="id52" draw:start-glue-point="2" draw:end-shape="id53" draw:end-glue-point="0" svg:d="m53124 60182v1398h1v1396" svg:viewBox="0 0 2 2795">
          <text:p/>
        </draw:connector>
        <draw:connector draw:style-name="gr7" draw:text-style-name="P1" draw:layer="layout" svg:x1="57.945cm" svg:y1="91.392cm" svg:x2="57.946cm" svg:y2="95.075cm" draw:start-shape="id54" draw:start-glue-point="2" draw:end-shape="id55" draw:end-glue-point="0" svg:d="m57945 91392v1842h1v1841" svg:viewBox="0 0 2 3684">
          <text:p/>
        </draw:connector>
        <draw:connector draw:style-name="gr7" draw:text-style-name="P1" draw:layer="layout" svg:x1="57.946cm" svg:y1="97.869cm" svg:x2="57.947cm" svg:y2="100.107cm" draw:start-shape="id55" draw:start-glue-point="2" draw:end-shape="id56" draw:end-glue-point="0" svg:d="m57946 97869v1120h1v1118" svg:viewBox="0 0 2 2239">
          <text:p/>
        </draw:connector>
        <draw:connector draw:style-name="gr7" draw:text-style-name="P1" draw:layer="layout" svg:x1="126.921cm" svg:y1="18.018cm" svg:x2="126.921cm" svg:y2="21.32cm" draw:start-shape="id57" draw:start-glue-point="8" draw:end-shape="id58" draw:end-glue-point="0" svg:d="m126921 18018v3302" svg:viewBox="0 0 1 3303">
          <text:p/>
        </draw:connector>
        <draw:custom-shape draw:style-name="gr4" draw:text-style-name="P4" xml:id="id59" draw:id="id59" draw:layer="layout" svg:width="10.541cm" svg:height="3.175cm" svg:x="13.954cm" svg:y="26.274cm">
          <text:p text:style-name="P4"><text:span text:style-name="T3">Body Objec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22.159cm" svg:y1="22.717cm" svg:x2="19.225cm" svg:y2="26.274cm" draw:start-shape="id58" draw:start-glue-point="3" draw:end-shape="id59" draw:end-glue-point="5" svg:d="m122159 22717h-102934v3557" svg:viewBox="0 0 102935 3558">
          <text:p/>
        </draw:connector>
        <draw:connector draw:style-name="gr7" draw:text-style-name="P1" draw:layer="layout" svg:x1="23.422cm" svg:y1="27.862cm" svg:x2="49.427cm" svg:y2="27.861cm" draw:start-shape="id59" draw:start-glue-point="9" draw:end-shape="id60" draw:end-glue-point="6" svg:d="m23422 27862h13012v-1h12993" svg:viewBox="0 0 26006 2">
          <text:p/>
        </draw:connector>
        <draw:connector draw:style-name="gr7" draw:text-style-name="P1" draw:layer="layout" svg:x1="122.159cm" svg:y1="33.829cm" svg:x2="57.839cm" svg:y2="33.83cm" draw:start-shape="id61" draw:start-glue-point="3" draw:end-shape="id62" draw:end-glue-point="9" svg:d="m122159 33829h-31624v1h-32696" svg:viewBox="0 0 64321 2">
          <text:p/>
        </draw:connector>
        <draw:custom-shape draw:style-name="gr12" draw:text-style-name="P4" xml:id="id65" draw:id="id65" draw:layer="layout" svg:width="9.525cm" svg:height="2.794cm" svg:x="122.16cm" svg:y="45.704cm">
          <text:p text:style-name="P4"><text:span text:style-name="T3">Specify force object</text:span></text:p>
          <text:p text:style-name="P4"><text:span text:style-name="T3">for outpu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64" draw:id="id64" draw:layer="layout" svg:width="10.541cm" svg:height="3.175cm" svg:x="48.372cm" svg:y="39.481cm">
          <text:p text:style-name="P4"><text:span text:style-name="T3">Index of force 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66" draw:id="id66" draw:layer="layout" svg:width="10.541cm" svg:height="3.175cm" svg:x="48.372cm" svg:y="45.514cm">
          <text:p text:style-name="P4"><text:span text:style-name="T3">Index of specific force</text:span></text:p>
          <text:p text:style-name="P4"><text:span text:style-name="T3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22.159cm" svg:y1="41.068cm" svg:x2="57.84cm" svg:y2="41.069cm" draw:start-shape="id63" draw:start-glue-point="3" draw:end-shape="id64" draw:end-glue-point="9" svg:d="m122159 41068h-31623v1h-32696" svg:viewBox="0 0 64320 2">
          <text:p/>
        </draw:connector>
        <draw:connector draw:style-name="gr7" draw:text-style-name="P1" draw:layer="layout" svg:x1="122.16cm" svg:y1="47.101cm" svg:x2="57.84cm" svg:y2="47.102cm" draw:start-shape="id65" draw:start-glue-point="3" draw:end-shape="id66" draw:end-glue-point="9" svg:d="m122160 47101h-31624v1h-32696" svg:viewBox="0 0 64321 2">
          <text:p/>
        </draw:connector>
        <draw:connector draw:style-name="gr7" draw:text-style-name="P1" draw:layer="layout" svg:x1="126.921cm" svg:y1="24.114cm" svg:x2="126.921cm" svg:y2="32.432cm" draw:start-shape="id58" draw:start-glue-point="2" draw:end-shape="id61" draw:end-glue-point="0" svg:d="m126921 24114v8318" svg:viewBox="0 0 1 8319">
          <text:p/>
        </draw:connector>
        <draw:connector draw:style-name="gr7" draw:text-style-name="P1" draw:layer="layout" svg:x1="126.921cm" svg:y1="35.226cm" svg:x2="126.921cm" svg:y2="39.671cm" draw:start-shape="id61" draw:start-glue-point="2" draw:end-shape="id63" svg:d="m126921 35226v4445" svg:viewBox="0 0 1 4446">
          <text:p/>
        </draw:connector>
        <draw:connector draw:style-name="gr7" draw:text-style-name="P1" draw:layer="layout" svg:x1="126.921cm" svg:y1="42.465cm" svg:x2="126.922cm" svg:y2="45.704cm" draw:start-shape="id63" draw:start-glue-point="2" draw:end-shape="id65" draw:end-glue-point="0" svg:d="m126921 42465v1620h1v1619" svg:viewBox="0 0 2 3240">
          <text:p/>
        </draw:connector>
        <draw:custom-shape draw:style-name="gr4" draw:text-style-name="P4" xml:id="id67" draw:id="id67" draw:layer="layout" svg:width="9.525cm" svg:height="2.794cm" svg:x="48.286cm" svg:y="69.421cm">
          <text:p text:style-name="P1"><text:span text:style-name="T3">Sum across objects</text:span></text:p>
          <text:p text:style-name="P1"><text:span text:style-name="T3">for each force typ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68" draw:id="id68" draw:layer="layout" svg:width="10.541cm" svg:height="3.175cm" svg:x="47.778cm" svg:y="75.898cm">
          <text:p text:style-name="P1">Temporary objects of forces</text:p>
          <text:p text:style-name="P1">1 for each force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53.048cm" svg:y1="72.215cm" svg:x2="53.049cm" svg:y2="75.898cm" draw:start-shape="id67" draw:start-glue-point="2" draw:end-shape="id68" draw:end-glue-point="5" svg:d="m53048 72215v1842h1v1841" svg:viewBox="0 0 2 3684">
          <text:p/>
        </draw:connector>
        <draw:custom-shape draw:style-name="gr4" draw:text-style-name="P4" xml:id="id69" draw:id="id69" draw:layer="layout" svg:width="9.525cm" svg:height="2.794cm" svg:x="48.365cm" svg:y="82.883cm">
          <text:p text:style-name="P4"><text:span text:style-name="T3">Iterate through</text:span></text:p>
          <text:p text:style-name="P4"><text:span text:style-name="T3">each equ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53.127cm" svg:y1="85.677cm" svg:x2="57.945cm" svg:y2="88.598cm" draw:start-shape="id69" draw:start-glue-point="2" draw:end-shape="id54" svg:d="m53127 85677v1461h4818v1460" svg:viewBox="0 0 4819 2922">
          <text:p/>
        </draw:connector>
        <draw:connector draw:style-name="gr7" draw:text-style-name="P1" draw:layer="layout" svg:x1="64.334cm" svg:y1="61.865cm" svg:x2="57.887cm" svg:y2="58.785cm" draw:start-shape="id70" draw:start-glue-point="6" draw:end-shape="id52" draw:end-glue-point="1" svg:d="m64334 61865h-3751v-3080h-2696" svg:viewBox="0 0 6448 3081">
          <text:p/>
        </draw:connector>
        <draw:connector draw:style-name="gr7" draw:text-style-name="P1" draw:layer="layout" svg:x1="64.334cm" svg:y1="67.453cm" svg:x2="57.887cm" svg:y2="58.785cm" draw:start-shape="id71" draw:start-glue-point="6" draw:end-shape="id52" svg:d="m64334 67453h-3751v-8668h-2696" svg:viewBox="0 0 6448 8669">
          <text:p/>
        </draw:connector>
        <draw:connector draw:style-name="gr7" draw:text-style-name="P1" draw:layer="layout" svg:x1="53.125cm" svg:y1="65.77cm" svg:x2="53.048cm" svg:y2="69.421cm" draw:start-shape="id53" draw:start-glue-point="2" draw:end-shape="id67" draw:end-glue-point="0" svg:d="m53125 65770v1826h-77v1825" svg:viewBox="0 0 78 3652">
          <text:p/>
        </draw:connector>
        <draw:connector draw:style-name="gr7" draw:text-style-name="P1" draw:layer="layout" svg:x1="53.049cm" svg:y1="79.073cm" svg:x2="53.127cm" svg:y2="82.883cm" draw:start-shape="id68" draw:start-glue-point="8" draw:end-shape="id69" draw:end-glue-point="0" svg:d="m53049 79073v1905h78v1905" svg:viewBox="0 0 79 3811">
          <text:p/>
        </draw:connector>
        <draw:custom-shape draw:style-name="gr4" draw:text-style-name="P4" xml:id="id56" draw:id="id56" draw:layer="layout" svg:width="9.525cm" svg:height="2.794cm" svg:x="53.185cm" svg:y="100.107cm">
          <text:p text:style-name="P4"><text:span text:style-name="T3">Write out force</text:span></text:p>
          <text:p text:style-name="P4"><text:span text:style-name="T3">coefficient</text:span></text:p>
          <text:p text:style-name="P4"><text:span text:style-name="T3">to ForceMatrixBody</text:span></text:p>
          <text:p text:style-name="P4"><text:span text:style-name="T3">Obje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xml:id="id72" draw:id="id72" draw:layer="layout" svg:width="2.667cm" svg:height="2.667cm" svg:x="56.614cm" svg:y="106.918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7" draw:text-style-name="P1" draw:layer="layout" svg:x1="57.947cm" svg:y1="102.901cm" svg:x2="57.948cm" svg:y2="106.918cm" draw:start-shape="id56" draw:start-glue-point="2" draw:end-shape="id72" draw:end-glue-point="4" svg:d="m57947 102901v2019h1v1998" svg:viewBox="0 0 2 4018">
          <text:p/>
        </draw:connector>
        <draw:connector draw:style-name="gr7" draw:text-style-name="P1" draw:layer="layout" draw:line-skew="-1.143cm" svg:x1="56.614cm" svg:y1="108.252cm" svg:x2="48.365cm" svg:y2="84.28cm" draw:start-shape="id72" draw:start-glue-point="5" draw:end-shape="id69" draw:end-glue-point="3" svg:d="m56614 108252h-9894v-23972h1645" svg:viewBox="0 0 9895 23973">
          <text:p/>
        </draw:connector>
        <draw:custom-shape draw:style-name="gr12" draw:text-style-name="P4" xml:id="id73" draw:id="id73" draw:layer="layout" svg:width="9.525cm" svg:height="2.794cm" svg:x="122.795cm" svg:y="52.435cm">
          <text:p text:style-name="P4"><text:span text:style-name="T3">Calculate force</text:span></text:p>
          <text:p text:style-name="P4"><text:span text:style-name="T3">valu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22.795cm" svg:y1="53.832cm" svg:x2="57.886cm" svg:y2="53.832cm" draw:start-shape="id73" draw:start-glue-point="3" draw:end-shape="id51" draw:end-glue-point="1" svg:d="m122795 53832h-64909" svg:viewBox="0 0 64910 1">
          <text:p/>
        </draw:connector>
        <draw:connector draw:style-name="gr7" draw:text-style-name="P1" draw:layer="layout" svg:x1="126.922cm" svg:y1="48.498cm" svg:x2="127.557cm" svg:y2="52.435cm" draw:start-shape="id65" draw:start-glue-point="2" draw:end-shape="id73" draw:end-glue-point="0" svg:d="m126922 48498v1969h635v1968" svg:viewBox="0 0 636 3938">
          <text:p/>
        </draw:connector>
        <draw:custom-shape draw:style-name="gr12" draw:text-style-name="P4" xml:id="id74" draw:id="id74" draw:layer="layout" svg:width="10.541cm" svg:height="3.175cm" svg:x="122.276cm" svg:y="99.917cm">
          <text:p text:style-name="P4">Force Values</text:p>
          <text:p text:style-name="P4">(Complex Number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62.71cm" svg:y1="101.504cm" svg:x2="123.33cm" svg:y2="101.505cm" draw:start-shape="id56" draw:start-glue-point="1" draw:end-shape="id74" draw:end-glue-point="6" svg:d="m62710 101504h29783v1h30837" svg:viewBox="0 0 60621 2">
          <text:p/>
        </draw:connector>
        <draw:custom-shape draw:style-name="gr12" draw:text-style-name="P4" xml:id="id75" draw:id="id75" draw:layer="layout" svg:width="10.16cm" svg:height="2.159cm" svg:x="122.466cm" svg:y="112.887cm">
          <text:p text:style-name="P4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1" draw:layer="layout" svg:x1="127.547cm" svg:y1="103.092cm" svg:x2="127.546cm" svg:y2="112.887cm" draw:start-shape="id74" draw:start-glue-point="8" draw:end-shape="id75" draw:end-glue-point="4" svg:d="m127547 103092v4897h-1v4898" svg:viewBox="0 0 2 9796">
          <text:p/>
        </draw:connector>
        <draw:custom-shape draw:style-name="gr12" draw:text-style-name="P4" xml:id="id76" draw:id="id76" draw:layer="layout" svg:width="10.541cm" svg:height="3.175cm" svg:x="122.276cm" svg:y="82.788cm">
          <text:p text:style-name="P4">Index of Equ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57.89cm" svg:y1="84.28cm" svg:x2="123.33cm" svg:y2="84.376cm" draw:start-shape="id69" draw:start-glue-point="1" draw:end-shape="id76" draw:end-glue-point="6" svg:d="m57890 84280h32193v96h33247" svg:viewBox="0 0 65441 97">
          <text:p/>
        </draw:connector>
        <draw:connector draw:style-name="gr7" draw:text-style-name="P1" draw:layer="layout" svg:x1="127.547cm" svg:y1="85.963cm" svg:x2="127.547cm" svg:y2="99.917cm" draw:start-shape="id76" draw:start-glue-point="8" draw:end-shape="id74" draw:end-glue-point="5" svg:d="m127547 85963v13954" svg:viewBox="0 0 1 13955">
          <text:p/>
        </draw:connector>
        <draw:connector draw:style-name="gr7" draw:text-style-name="P1" draw:layer="layout" svg:x1="127.557cm" svg:y1="55.229cm" svg:x2="127.546cm" svg:y2="82.788cm" draw:start-shape="id73" draw:start-glue-point="2" draw:end-shape="id76" svg:d="m127557 55229v13780h-11v13779" svg:viewBox="0 0 12 27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2.24cm" fo:page-height="182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18:59:58</meta:creation-date>
    <meta:generator>LibreOffice/3.6$Linux_X86_64 LibreOffice_project/360m1$Build-304</meta:generator>
    <dc:date>2013-05-12T09:34:20</dc:date>
    <meta:editing-duration>PT3H19M2S</meta:editing-duration>
    <meta:editing-cycles>14</meta:editing-cycles>
    <meta:document-statistic meta:object-count="176"/>
  </office:meta>
</office:document-meta>
</file>